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4.674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2.82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33cc66"/>
    </style:style>
    <style:style style:name="ta_extref" style:family="table">
      <style:table-properties table:display="false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Miejscami masakra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Generic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Gwt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2">
          <table:table-cell office:value-type="string">
            <text:p>./Gwt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string">
            <text:p>./GwtHint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string">
            <text:p>./GwtLocalePreferen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2">
          <table:table-cell office:value-type="string">
            <text:p>./GwtNrfRsrc_pl.po</text:p>
          </table:table-cell>
          <table:table-cell office:value-type="string">
            <text:p>W trakcie</text:p>
          </table:table-cell>
          <table:table-cell office:value-type="string">
            <text:p>WK</text:p>
          </table:table-cell>
          <table:table-cell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table:number-columns-repeated="3"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table:number-columns-repeated="3"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table:number-columns-repeated="3"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table:number-columns-repeated="3"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table:number-columns-repeated="3"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office:value-type="string">
            <text:p>W trakci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1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1" table:formula="of:=SUM([.K9:.K320])" office:value-type="float" office:value="7511">
            <text:p>7511</text:p>
          </table:table-cell>
          <table:table-cell table:style-name="ce2" table:formula="of:=SUM([.L9:.L320])" office:value-type="float" office:value="10390">
            <text:p>10390</text:p>
          </table:table-cell>
          <table:table-cell table:style-name="ce3" table:formula="of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table:table-column table:style-name="co16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- wielolinijkowe msgid/msgstr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orobić zamianę &lt; &gt; \\u003c \\u003e w <text:s/>.p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process to raz proces, a raz przetwarzanie, na ogół nie wiadomo o co chodzi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attestation: zatwierdzenie czy poświadczenie?</text:p>
          </table:table-cell>
          <table:table-cell table:number-columns-repeated="4"/>
          <table:table-cell table:style-name="ce4" office:value-type="string">
            <text:p>ja na razie dawałem zatwierdzenie</text:p>
          </table:table-cell>
          <table:table-cell table:number-columns-repeated="2"/>
          <table:table-cell table:style-name="ce5" office:value-type="string">
            <text:p>ja też :-)</text:p>
          </table:table-cell>
        </table:table-row>
        <table:table-row table:style-name="ro1">
          <table:table-cell/>
          <table:table-cell office:value-type="string">
            <text:p>- false i true: raz jest prawda i fałsz, raz tak i ni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eny i refuse (obydwa jako odrzuć) może zabroń/odrzuć? odrzuć/odmów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ashboard ??? tablica rozdzielcza??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czy jest jakaś metoda, żeby sprawnie przeszukać cały katalog i pozmieniać / poujednolicać terminy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czy wartość null to to samo, co wartość zerowa?</text:p>
          </table:table-cell>
          <table:table-cell table:number-columns-repeated="8"/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5">25.02.2010</text:date>, <text:time>17:54:1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2-21T22:54:27</meta:creation-date>
    <dc:date>2010-02-25T17:54:16</dc:date>
    <dc:language>pl-PL</dc:language>
    <meta:editing-cycles>34</meta:editing-cycles>
    <meta:editing-duration>PT07H48M33S</meta:editing-duration>
    <dc:creator>Wojciech Kapusta</dc:creator>
    <meta:document-statistic meta:table-count="2" meta:cell-count="3387" meta:object-count="0"/>
    <meta:user-defined meta:name="Informacja 1"/>
    <meta:user-defined meta:name="Informacja 2"/>
    <meta:user-defined meta:name="Informacja 3"/>
    <meta:user-defined meta:name="Informacja 4"/>
  </office:meta>
</office:document-meta>
</file>